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c54d" officeooo:paragraph-rsid="001ec54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das imagens: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7:15:40.760108637</meta:creation-date>
    <dc:date>2024-09-29T17:17:51.579063075</dc:date>
    <meta:editing-duration>PT2M13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7.6.7.2$Linux_X86_64 LibreOffice_project/dd47e4b30cb7dab30588d6c79c651f218165e3c5</meta:generator>
  </office:meta>
</office:document-meta>
</file>